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20000010133030E9A1A8169C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in" loext:contextual-spacing="false"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.png" text:anchor-type="as-char" svg:width="2.5209in" svg:height="2.6772in" draw:z-index="0"><draw:image xlink:href="Pictures/10000201000000F20000010133030E9A1A8169C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" meta:word-count="0" meta:character-count="0" meta:non-whitespace-character-count="0"/>
    <meta:generator>LibreOfficeDev/5.1.0.3$Linux_X86_64 LibreOffice_project/</meta:generator>
  </office:meta>
</office:document-meta>
</file>